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te-freq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86.01" calcext:value-type="float">
            <text:p>4186.01</text:p>
          </table:table-cell>
          <table:table-cell table:formula="of:=[.B2]/2" office:value-type="float" office:value="2093.005" calcext:value-type="float">
            <text:p>2093.005</text:p>
          </table:table-cell>
          <table:table-cell table:formula="of:=[.C2]/2" office:value-type="float" office:value="1046.5025" calcext:value-type="float">
            <text:p>1046.5025</text:p>
          </table:table-cell>
          <table:table-cell table:formula="of:=[.D2]/2" office:value-type="float" office:value="523.25125" calcext:value-type="float">
            <text:p>523.25125</text:p>
          </table:table-cell>
          <table:table-cell table:formula="of:=[.E2]/2" office:value-type="float" office:value="261.625625" calcext:value-type="float">
            <text:p>261.625625</text:p>
          </table:table-cell>
          <table:table-cell table:formula="of:=[.F2]/2" office:value-type="float" office:value="130.8128125" calcext:value-type="float">
            <text:p>130.8128125</text:p>
          </table:table-cell>
          <table:table-cell table:formula="of:=[.G2]/2" office:value-type="float" office:value="65.40640625" calcext:value-type="float">
            <text:p>65.40640625</text:p>
          </table:table-cell>
          <table:table-cell table:formula="of:=[.H2]/2" office:value-type="float" office:value="32.703203125" calcext:value-type="float">
            <text:p>32.703203125</text:p>
          </table:table-cell>
          <table:table-cell table:formula="of:=[.I2]/2" office:value-type="float" office:value="16.3516015625" calcext:value-type="float">
            <text:p>16.3516015625</text:p>
          </table:table-cell>
          <table:table-cell table:formula="of:=[.J2]/2" office:value-type="float" office:value="8.17580078125" calcext:value-type="float">
            <text:p>8.1758007813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4434.92" calcext:value-type="float">
            <text:p>4434.92</text:p>
          </table:table-cell>
          <table:table-cell table:formula="of:=[.B3]/2" office:value-type="float" office:value="2217.46" calcext:value-type="float">
            <text:p>2217.46</text:p>
          </table:table-cell>
          <table:table-cell table:formula="of:=[.C3]/2" office:value-type="float" office:value="1108.73" calcext:value-type="float">
            <text:p>1108.73</text:p>
          </table:table-cell>
          <table:table-cell table:formula="of:=[.D3]/2" office:value-type="float" office:value="554.365" calcext:value-type="float">
            <text:p>554.365</text:p>
          </table:table-cell>
          <table:table-cell table:formula="of:=[.E3]/2" office:value-type="float" office:value="277.1825" calcext:value-type="float">
            <text:p>277.1825</text:p>
          </table:table-cell>
          <table:table-cell table:formula="of:=[.F3]/2" office:value-type="float" office:value="138.59125" calcext:value-type="float">
            <text:p>138.59125</text:p>
          </table:table-cell>
          <table:table-cell table:formula="of:=[.G3]/2" office:value-type="float" office:value="69.295625" calcext:value-type="float">
            <text:p>69.295625</text:p>
          </table:table-cell>
          <table:table-cell table:formula="of:=[.H3]/2" office:value-type="float" office:value="34.6478125" calcext:value-type="float">
            <text:p>34.6478125</text:p>
          </table:table-cell>
          <table:table-cell table:formula="of:=[.I3]/2" office:value-type="float" office:value="17.32390625" calcext:value-type="float">
            <text:p>17.32390625</text:p>
          </table:table-cell>
          <table:table-cell table:formula="of:=[.J3]/2" office:value-type="float" office:value="8.661953125" calcext:value-type="float">
            <text:p>8.6619531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698.63" calcext:value-type="float">
            <text:p>4698.63</text:p>
          </table:table-cell>
          <table:table-cell table:formula="of:=[.B4]/2" office:value-type="float" office:value="2349.315" calcext:value-type="float">
            <text:p>2349.315</text:p>
          </table:table-cell>
          <table:table-cell table:formula="of:=[.C4]/2" office:value-type="float" office:value="1174.6575" calcext:value-type="float">
            <text:p>1174.6575</text:p>
          </table:table-cell>
          <table:table-cell table:formula="of:=[.D4]/2" office:value-type="float" office:value="587.32875" calcext:value-type="float">
            <text:p>587.32875</text:p>
          </table:table-cell>
          <table:table-cell table:formula="of:=[.E4]/2" office:value-type="float" office:value="293.664375" calcext:value-type="float">
            <text:p>293.664375</text:p>
          </table:table-cell>
          <table:table-cell table:formula="of:=[.F4]/2" office:value-type="float" office:value="146.8321875" calcext:value-type="float">
            <text:p>146.8321875</text:p>
          </table:table-cell>
          <table:table-cell table:formula="of:=[.G4]/2" office:value-type="float" office:value="73.41609375" calcext:value-type="float">
            <text:p>73.41609375</text:p>
          </table:table-cell>
          <table:table-cell table:formula="of:=[.H4]/2" office:value-type="float" office:value="36.708046875" calcext:value-type="float">
            <text:p>36.708046875</text:p>
          </table:table-cell>
          <table:table-cell table:formula="of:=[.I4]/2" office:value-type="float" office:value="18.3540234375" calcext:value-type="float">
            <text:p>18.3540234375</text:p>
          </table:table-cell>
          <table:table-cell table:formula="of:=[.J4]/2" office:value-type="float" office:value="9.17701171875" calcext:value-type="float">
            <text:p>9.1770117188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4978.03" calcext:value-type="float">
            <text:p>4978.03</text:p>
          </table:table-cell>
          <table:table-cell table:formula="of:=[.B5]/2" office:value-type="float" office:value="2489.015" calcext:value-type="float">
            <text:p>2489.015</text:p>
          </table:table-cell>
          <table:table-cell table:formula="of:=[.C5]/2" office:value-type="float" office:value="1244.5075" calcext:value-type="float">
            <text:p>1244.5075</text:p>
          </table:table-cell>
          <table:table-cell table:formula="of:=[.D5]/2" office:value-type="float" office:value="622.25375" calcext:value-type="float">
            <text:p>622.25375</text:p>
          </table:table-cell>
          <table:table-cell table:formula="of:=[.E5]/2" office:value-type="float" office:value="311.126875" calcext:value-type="float">
            <text:p>311.126875</text:p>
          </table:table-cell>
          <table:table-cell table:formula="of:=[.F5]/2" office:value-type="float" office:value="155.5634375" calcext:value-type="float">
            <text:p>155.5634375</text:p>
          </table:table-cell>
          <table:table-cell table:formula="of:=[.G5]/2" office:value-type="float" office:value="77.78171875" calcext:value-type="float">
            <text:p>77.78171875</text:p>
          </table:table-cell>
          <table:table-cell table:formula="of:=[.H5]/2" office:value-type="float" office:value="38.890859375" calcext:value-type="float">
            <text:p>38.890859375</text:p>
          </table:table-cell>
          <table:table-cell table:formula="of:=[.I5]/2" office:value-type="float" office:value="19.4454296875" calcext:value-type="float">
            <text:p>19.4454296875</text:p>
          </table:table-cell>
          <table:table-cell table:formula="of:=[.J5]/2" office:value-type="float" office:value="9.72271484375" calcext:value-type="float">
            <text:p>9.722714843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274.04" calcext:value-type="float">
            <text:p>5274.04</text:p>
          </table:table-cell>
          <table:table-cell table:formula="of:=[.B6]/2" office:value-type="float" office:value="2637.02" calcext:value-type="float">
            <text:p>2637.02</text:p>
          </table:table-cell>
          <table:table-cell table:formula="of:=[.C6]/2" office:value-type="float" office:value="1318.51" calcext:value-type="float">
            <text:p>1318.51</text:p>
          </table:table-cell>
          <table:table-cell table:formula="of:=[.D6]/2" office:value-type="float" office:value="659.255" calcext:value-type="float">
            <text:p>659.255</text:p>
          </table:table-cell>
          <table:table-cell table:formula="of:=[.E6]/2" office:value-type="float" office:value="329.6275" calcext:value-type="float">
            <text:p>329.6275</text:p>
          </table:table-cell>
          <table:table-cell table:formula="of:=[.F6]/2" office:value-type="float" office:value="164.81375" calcext:value-type="float">
            <text:p>164.81375</text:p>
          </table:table-cell>
          <table:table-cell table:formula="of:=[.G6]/2" office:value-type="float" office:value="82.406875" calcext:value-type="float">
            <text:p>82.406875</text:p>
          </table:table-cell>
          <table:table-cell table:formula="of:=[.H6]/2" office:value-type="float" office:value="41.2034375" calcext:value-type="float">
            <text:p>41.2034375</text:p>
          </table:table-cell>
          <table:table-cell table:formula="of:=[.I6]/2" office:value-type="float" office:value="20.60171875" calcext:value-type="float">
            <text:p>20.60171875</text:p>
          </table:table-cell>
          <table:table-cell table:formula="of:=[.J6]/2" office:value-type="float" office:value="10.300859375" calcext:value-type="float">
            <text:p>10.300859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87.65" calcext:value-type="float">
            <text:p>5587.65</text:p>
          </table:table-cell>
          <table:table-cell table:formula="of:=[.B7]/2" office:value-type="float" office:value="2793.825" calcext:value-type="float">
            <text:p>2793.825</text:p>
          </table:table-cell>
          <table:table-cell table:formula="of:=[.C7]/2" office:value-type="float" office:value="1396.9125" calcext:value-type="float">
            <text:p>1396.9125</text:p>
          </table:table-cell>
          <table:table-cell table:formula="of:=[.D7]/2" office:value-type="float" office:value="698.45625" calcext:value-type="float">
            <text:p>698.45625</text:p>
          </table:table-cell>
          <table:table-cell table:formula="of:=[.E7]/2" office:value-type="float" office:value="349.228125" calcext:value-type="float">
            <text:p>349.228125</text:p>
          </table:table-cell>
          <table:table-cell table:formula="of:=[.F7]/2" office:value-type="float" office:value="174.6140625" calcext:value-type="float">
            <text:p>174.6140625</text:p>
          </table:table-cell>
          <table:table-cell table:formula="of:=[.G7]/2" office:value-type="float" office:value="87.30703125" calcext:value-type="float">
            <text:p>87.30703125</text:p>
          </table:table-cell>
          <table:table-cell table:formula="of:=[.H7]/2" office:value-type="float" office:value="43.653515625" calcext:value-type="float">
            <text:p>43.653515625</text:p>
          </table:table-cell>
          <table:table-cell table:formula="of:=[.I7]/2" office:value-type="float" office:value="21.8267578125" calcext:value-type="float">
            <text:p>21.8267578125</text:p>
          </table:table-cell>
          <table:table-cell table:formula="of:=[.J7]/2" office:value-type="float" office:value="10.91337890625" calcext:value-type="float">
            <text:p>10.9133789063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5919.91" calcext:value-type="float">
            <text:p>5919.91</text:p>
          </table:table-cell>
          <table:table-cell table:formula="of:=[.B8]/2" office:value-type="float" office:value="2959.955" calcext:value-type="float">
            <text:p>2959.955</text:p>
          </table:table-cell>
          <table:table-cell table:formula="of:=[.C8]/2" office:value-type="float" office:value="1479.9775" calcext:value-type="float">
            <text:p>1479.9775</text:p>
          </table:table-cell>
          <table:table-cell table:formula="of:=[.D8]/2" office:value-type="float" office:value="739.98875" calcext:value-type="float">
            <text:p>739.98875</text:p>
          </table:table-cell>
          <table:table-cell table:formula="of:=[.E8]/2" office:value-type="float" office:value="369.994375" calcext:value-type="float">
            <text:p>369.994375</text:p>
          </table:table-cell>
          <table:table-cell table:formula="of:=[.F8]/2" office:value-type="float" office:value="184.9971875" calcext:value-type="float">
            <text:p>184.9971875</text:p>
          </table:table-cell>
          <table:table-cell table:formula="of:=[.G8]/2" office:value-type="float" office:value="92.49859375" calcext:value-type="float">
            <text:p>92.49859375</text:p>
          </table:table-cell>
          <table:table-cell table:formula="of:=[.H8]/2" office:value-type="float" office:value="46.249296875" calcext:value-type="float">
            <text:p>46.249296875</text:p>
          </table:table-cell>
          <table:table-cell table:formula="of:=[.I8]/2" office:value-type="float" office:value="23.1246484375" calcext:value-type="float">
            <text:p>23.1246484375</text:p>
          </table:table-cell>
          <table:table-cell table:formula="of:=[.J8]/2" office:value-type="float" office:value="11.56232421875" calcext:value-type="float">
            <text:p>11.56232421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271.93" calcext:value-type="float">
            <text:p>6271.93</text:p>
          </table:table-cell>
          <table:table-cell table:formula="of:=[.B9]/2" office:value-type="float" office:value="3135.965" calcext:value-type="float">
            <text:p>3135.965</text:p>
          </table:table-cell>
          <table:table-cell table:formula="of:=[.C9]/2" office:value-type="float" office:value="1567.9825" calcext:value-type="float">
            <text:p>1567.9825</text:p>
          </table:table-cell>
          <table:table-cell table:formula="of:=[.D9]/2" office:value-type="float" office:value="783.99125" calcext:value-type="float">
            <text:p>783.99125</text:p>
          </table:table-cell>
          <table:table-cell table:formula="of:=[.E9]/2" office:value-type="float" office:value="391.995625" calcext:value-type="float">
            <text:p>391.995625</text:p>
          </table:table-cell>
          <table:table-cell table:formula="of:=[.F9]/2" office:value-type="float" office:value="195.9978125" calcext:value-type="float">
            <text:p>195.9978125</text:p>
          </table:table-cell>
          <table:table-cell table:formula="of:=[.G9]/2" office:value-type="float" office:value="97.99890625" calcext:value-type="float">
            <text:p>97.99890625</text:p>
          </table:table-cell>
          <table:table-cell table:formula="of:=[.H9]/2" office:value-type="float" office:value="48.999453125" calcext:value-type="float">
            <text:p>48.999453125</text:p>
          </table:table-cell>
          <table:table-cell table:formula="of:=[.I9]/2" office:value-type="float" office:value="24.4997265625" calcext:value-type="float">
            <text:p>24.4997265625</text:p>
          </table:table-cell>
          <table:table-cell table:formula="of:=[.J9]/2" office:value-type="float" office:value="12.24986328125" calcext:value-type="float">
            <text:p>12.2498632813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6644.88" calcext:value-type="float">
            <text:p>6644.88</text:p>
          </table:table-cell>
          <table:table-cell table:formula="of:=[.B10]/2" office:value-type="float" office:value="3322.44" calcext:value-type="float">
            <text:p>3322.44</text:p>
          </table:table-cell>
          <table:table-cell table:formula="of:=[.C10]/2" office:value-type="float" office:value="1661.22" calcext:value-type="float">
            <text:p>1661.22</text:p>
          </table:table-cell>
          <table:table-cell table:formula="of:=[.D10]/2" office:value-type="float" office:value="830.61" calcext:value-type="float">
            <text:p>830.61</text:p>
          </table:table-cell>
          <table:table-cell table:formula="of:=[.E10]/2" office:value-type="float" office:value="415.305" calcext:value-type="float">
            <text:p>415.305</text:p>
          </table:table-cell>
          <table:table-cell table:formula="of:=[.F10]/2" office:value-type="float" office:value="207.6525" calcext:value-type="float">
            <text:p>207.6525</text:p>
          </table:table-cell>
          <table:table-cell table:formula="of:=[.G10]/2" office:value-type="float" office:value="103.82625" calcext:value-type="float">
            <text:p>103.82625</text:p>
          </table:table-cell>
          <table:table-cell table:formula="of:=[.H10]/2" office:value-type="float" office:value="51.913125" calcext:value-type="float">
            <text:p>51.913125</text:p>
          </table:table-cell>
          <table:table-cell table:formula="of:=[.I10]/2" office:value-type="float" office:value="25.9565625" calcext:value-type="float">
            <text:p>25.9565625</text:p>
          </table:table-cell>
          <table:table-cell table:formula="of:=[.J10]/2" office:value-type="float" office:value="12.97828125" calcext:value-type="float">
            <text:p>12.978281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040" calcext:value-type="float">
            <text:p>7040</text:p>
          </table:table-cell>
          <table:table-cell table:formula="of:=[.B11]/2" office:value-type="float" office:value="3520" calcext:value-type="float">
            <text:p>3520</text:p>
          </table:table-cell>
          <table:table-cell table:formula="of:=[.C11]/2" office:value-type="float" office:value="1760" calcext:value-type="float">
            <text:p>1760</text:p>
          </table:table-cell>
          <table:table-cell table:formula="of:=[.D11]/2" office:value-type="float" office:value="880" calcext:value-type="float">
            <text:p>880</text:p>
          </table:table-cell>
          <table:table-cell table:formula="of:=[.E11]/2" office:value-type="float" office:value="440" calcext:value-type="float">
            <text:p>440</text:p>
          </table:table-cell>
          <table:table-cell table:formula="of:=[.F11]/2" office:value-type="float" office:value="220" calcext:value-type="float">
            <text:p>220</text:p>
          </table:table-cell>
          <table:table-cell table:formula="of:=[.G11]/2" office:value-type="float" office:value="110" calcext:value-type="float">
            <text:p>110</text:p>
          </table:table-cell>
          <table:table-cell table:formula="of:=[.H11]/2" office:value-type="float" office:value="55" calcext:value-type="float">
            <text:p>55</text:p>
          </table:table-cell>
          <table:table-cell table:formula="of:=[.I11]/2" office:value-type="float" office:value="27.5" calcext:value-type="float">
            <text:p>27.5</text:p>
          </table:table-cell>
          <table:table-cell table:formula="of:=[.J11]/2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7458.62" calcext:value-type="float">
            <text:p>7458.62</text:p>
          </table:table-cell>
          <table:table-cell table:formula="of:=[.B12]/2" office:value-type="float" office:value="3729.31" calcext:value-type="float">
            <text:p>3729.31</text:p>
          </table:table-cell>
          <table:table-cell table:formula="of:=[.C12]/2" office:value-type="float" office:value="1864.655" calcext:value-type="float">
            <text:p>1864.655</text:p>
          </table:table-cell>
          <table:table-cell table:formula="of:=[.D12]/2" office:value-type="float" office:value="932.3275" calcext:value-type="float">
            <text:p>932.3275</text:p>
          </table:table-cell>
          <table:table-cell table:formula="of:=[.E12]/2" office:value-type="float" office:value="466.16375" calcext:value-type="float">
            <text:p>466.16375</text:p>
          </table:table-cell>
          <table:table-cell table:formula="of:=[.F12]/2" office:value-type="float" office:value="233.081875" calcext:value-type="float">
            <text:p>233.081875</text:p>
          </table:table-cell>
          <table:table-cell table:formula="of:=[.G12]/2" office:value-type="float" office:value="116.5409375" calcext:value-type="float">
            <text:p>116.5409375</text:p>
          </table:table-cell>
          <table:table-cell table:formula="of:=[.H12]/2" office:value-type="float" office:value="58.27046875" calcext:value-type="float">
            <text:p>58.27046875</text:p>
          </table:table-cell>
          <table:table-cell table:formula="of:=[.I12]/2" office:value-type="float" office:value="29.135234375" calcext:value-type="float">
            <text:p>29.135234375</text:p>
          </table:table-cell>
          <table:table-cell table:formula="of:=[.J12]/2" office:value-type="float" office:value="14.5676171875" calcext:value-type="float">
            <text:p>14.56761718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902.13" calcext:value-type="float">
            <text:p>7902.13</text:p>
          </table:table-cell>
          <table:table-cell table:formula="of:=[.B13]/2" office:value-type="float" office:value="3951.065" calcext:value-type="float">
            <text:p>3951.065</text:p>
          </table:table-cell>
          <table:table-cell table:formula="of:=[.C13]/2" office:value-type="float" office:value="1975.5325" calcext:value-type="float">
            <text:p>1975.5325</text:p>
          </table:table-cell>
          <table:table-cell table:formula="of:=[.D13]/2" office:value-type="float" office:value="987.76625" calcext:value-type="float">
            <text:p>987.76625</text:p>
          </table:table-cell>
          <table:table-cell table:formula="of:=[.E13]/2" office:value-type="float" office:value="493.883125" calcext:value-type="float">
            <text:p>493.883125</text:p>
          </table:table-cell>
          <table:table-cell table:formula="of:=[.F13]/2" office:value-type="float" office:value="246.9415625" calcext:value-type="float">
            <text:p>246.9415625</text:p>
          </table:table-cell>
          <table:table-cell table:formula="of:=[.G13]/2" office:value-type="float" office:value="123.47078125" calcext:value-type="float">
            <text:p>123.47078125</text:p>
          </table:table-cell>
          <table:table-cell table:formula="of:=[.H13]/2" office:value-type="float" office:value="61.735390625" calcext:value-type="float">
            <text:p>61.735390625</text:p>
          </table:table-cell>
          <table:table-cell table:formula="of:=[.I13]/2" office:value-type="float" office:value="30.8676953125" calcext:value-type="float">
            <text:p>30.8676953125</text:p>
          </table:table-cell>
          <table:table-cell table:formula="of:=[.J13]/2" office:value-type="float" office:value="15.43384765625" calcext:value-type="float">
            <text:p>15.43384765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table:formula="of:=48000/[.B2]" office:value-type="float" office:value="11.4667666823538" calcext:value-type="float">
            <text:p>11.4667666824</text:p>
          </table:table-cell>
          <table:table-cell table:formula="of:=48000/[.C2]" office:value-type="float" office:value="22.9335333647077" calcext:value-type="float">
            <text:p>22.9335333647</text:p>
          </table:table-cell>
          <table:table-cell table:formula="of:=48000/[.D2]" office:value-type="float" office:value="45.8670667294154" calcext:value-type="float">
            <text:p>45.8670667294</text:p>
          </table:table-cell>
          <table:table-cell table:formula="of:=48000/[.E2]" office:value-type="float" office:value="91.7341334588307" calcext:value-type="float">
            <text:p>91.7341334588</text:p>
          </table:table-cell>
          <table:table-cell table:formula="of:=48000/[.F2]" office:value-type="float" office:value="183.468266917661" calcext:value-type="float">
            <text:p>183.4682669177</text:p>
          </table:table-cell>
          <table:table-cell table:formula="of:=48000/[.G2]" office:value-type="float" office:value="366.936533835323" calcext:value-type="float">
            <text:p>366.9365338353</text:p>
          </table:table-cell>
          <table:table-cell table:formula="of:=48000/[.H2]" office:value-type="float" office:value="733.873067670646" calcext:value-type="float">
            <text:p>733.8730676706</text:p>
          </table:table-cell>
          <table:table-cell table:formula="of:=48000/[.I2]" office:value-type="float" office:value="1467.74613534129" calcext:value-type="float">
            <text:p>1467.7461353413</text:p>
          </table:table-cell>
          <table:table-cell table:formula="of:=48000/[.J2]" office:value-type="float" office:value="2935.49227068258" calcext:value-type="float">
            <text:p>2935.4922706826</text:p>
          </table:table-cell>
          <table:table-cell table:formula="of:=48000/[.K2]" office:value-type="float" office:value="5870.98454136517" calcext:value-type="float">
            <text:p>5870.9845413652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formula="of:=48000/[.B3]" office:value-type="float" office:value="10.8231941049669" calcext:value-type="float">
            <text:p>10.823194105</text:p>
          </table:table-cell>
          <table:table-cell table:formula="of:=48000/[.C3]" office:value-type="float" office:value="21.6463882099339" calcext:value-type="float">
            <text:p>21.6463882099</text:p>
          </table:table-cell>
          <table:table-cell table:formula="of:=48000/[.D3]" office:value-type="float" office:value="43.2927764198678" calcext:value-type="float">
            <text:p>43.2927764199</text:p>
          </table:table-cell>
          <table:table-cell table:formula="of:=48000/[.E3]" office:value-type="float" office:value="86.5855528397356" calcext:value-type="float">
            <text:p>86.5855528397</text:p>
          </table:table-cell>
          <table:table-cell table:formula="of:=48000/[.F3]" office:value-type="float" office:value="173.171105679471" calcext:value-type="float">
            <text:p>173.1711056795</text:p>
          </table:table-cell>
          <table:table-cell table:formula="of:=48000/[.G3]" office:value-type="float" office:value="346.342211358942" calcext:value-type="float">
            <text:p>346.3422113589</text:p>
          </table:table-cell>
          <table:table-cell table:formula="of:=48000/[.H3]" office:value-type="float" office:value="692.684422717884" calcext:value-type="float">
            <text:p>692.6844227179</text:p>
          </table:table-cell>
          <table:table-cell table:formula="of:=48000/[.I3]" office:value-type="float" office:value="1385.36884543577" calcext:value-type="float">
            <text:p>1385.3688454358</text:p>
          </table:table-cell>
          <table:table-cell table:formula="of:=48000/[.J3]" office:value-type="float" office:value="2770.73769087154" calcext:value-type="float">
            <text:p>2770.7376908715</text:p>
          </table:table-cell>
          <table:table-cell table:formula="of:=48000/[.K3]" office:value-type="float" office:value="5541.47538174308" calcext:value-type="float">
            <text:p>5541.47538174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48000/[.B4]" office:value-type="float" office:value="10.2157437380683" calcext:value-type="float">
            <text:p>10.2157437381</text:p>
          </table:table-cell>
          <table:table-cell table:formula="of:=48000/[.C4]" office:value-type="float" office:value="20.4314874761367" calcext:value-type="float">
            <text:p>20.4314874761</text:p>
          </table:table-cell>
          <table:table-cell table:formula="of:=48000/[.D4]" office:value-type="float" office:value="40.8629749522733" calcext:value-type="float">
            <text:p>40.8629749523</text:p>
          </table:table-cell>
          <table:table-cell table:formula="of:=48000/[.E4]" office:value-type="float" office:value="81.7259499045466" calcext:value-type="float">
            <text:p>81.7259499045</text:p>
          </table:table-cell>
          <table:table-cell table:formula="of:=48000/[.F4]" office:value-type="float" office:value="163.451899809093" calcext:value-type="float">
            <text:p>163.4518998091</text:p>
          </table:table-cell>
          <table:table-cell table:formula="of:=48000/[.G4]" office:value-type="float" office:value="326.903799618187" calcext:value-type="float">
            <text:p>326.9037996182</text:p>
          </table:table-cell>
          <table:table-cell table:formula="of:=48000/[.H4]" office:value-type="float" office:value="653.807599236373" calcext:value-type="float">
            <text:p>653.8075992364</text:p>
          </table:table-cell>
          <table:table-cell table:formula="of:=48000/[.I4]" office:value-type="float" office:value="1307.61519847275" calcext:value-type="float">
            <text:p>1307.6151984728</text:p>
          </table:table-cell>
          <table:table-cell table:formula="of:=48000/[.J4]" office:value-type="float" office:value="2615.23039694549" calcext:value-type="float">
            <text:p>2615.2303969455</text:p>
          </table:table-cell>
          <table:table-cell table:formula="of:=48000/[.K4]" office:value-type="float" office:value="5230.46079389099" calcext:value-type="float">
            <text:p>5230.460793891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table:formula="of:=48000/[.B5]" office:value-type="float" office:value="9.64236856748553" calcext:value-type="float">
            <text:p>9.6423685675</text:p>
          </table:table-cell>
          <table:table-cell table:formula="of:=48000/[.C5]" office:value-type="float" office:value="19.2847371349711" calcext:value-type="float">
            <text:p>19.284737135</text:p>
          </table:table-cell>
          <table:table-cell table:formula="of:=48000/[.D5]" office:value-type="float" office:value="38.5694742699421" calcext:value-type="float">
            <text:p>38.5694742699</text:p>
          </table:table-cell>
          <table:table-cell table:formula="of:=48000/[.E5]" office:value-type="float" office:value="77.1389485398843" calcext:value-type="float">
            <text:p>77.1389485399</text:p>
          </table:table-cell>
          <table:table-cell table:formula="of:=48000/[.F5]" office:value-type="float" office:value="154.277897079769" calcext:value-type="float">
            <text:p>154.2778970798</text:p>
          </table:table-cell>
          <table:table-cell table:formula="of:=48000/[.G5]" office:value-type="float" office:value="308.555794159537" calcext:value-type="float">
            <text:p>308.5557941595</text:p>
          </table:table-cell>
          <table:table-cell table:formula="of:=48000/[.H5]" office:value-type="float" office:value="617.111588319074" calcext:value-type="float">
            <text:p>617.1115883191</text:p>
          </table:table-cell>
          <table:table-cell table:formula="of:=48000/[.I5]" office:value-type="float" office:value="1234.22317663815" calcext:value-type="float">
            <text:p>1234.2231766382</text:p>
          </table:table-cell>
          <table:table-cell table:formula="of:=48000/[.J5]" office:value-type="float" office:value="2468.4463532763" calcext:value-type="float">
            <text:p>2468.4463532763</text:p>
          </table:table-cell>
          <table:table-cell table:formula="of:=48000/[.K5]" office:value-type="float" office:value="4936.89270655259" calcext:value-type="float">
            <text:p>4936.892706552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48000/[.B6]" office:value-type="float" office:value="9.10118239527952" calcext:value-type="float">
            <text:p>9.1011823953</text:p>
          </table:table-cell>
          <table:table-cell table:formula="of:=48000/[.C6]" office:value-type="float" office:value="18.202364790559" calcext:value-type="float">
            <text:p>18.2023647906</text:p>
          </table:table-cell>
          <table:table-cell table:formula="of:=48000/[.D6]" office:value-type="float" office:value="36.4047295811181" calcext:value-type="float">
            <text:p>36.4047295811</text:p>
          </table:table-cell>
          <table:table-cell table:formula="of:=48000/[.E6]" office:value-type="float" office:value="72.8094591622362" calcext:value-type="float">
            <text:p>72.8094591622</text:p>
          </table:table-cell>
          <table:table-cell table:formula="of:=48000/[.F6]" office:value-type="float" office:value="145.618918324472" calcext:value-type="float">
            <text:p>145.6189183245</text:p>
          </table:table-cell>
          <table:table-cell table:formula="of:=48000/[.G6]" office:value-type="float" office:value="291.237836648945" calcext:value-type="float">
            <text:p>291.2378366489</text:p>
          </table:table-cell>
          <table:table-cell table:formula="of:=48000/[.H6]" office:value-type="float" office:value="582.475673297889" calcext:value-type="float">
            <text:p>582.4756732979</text:p>
          </table:table-cell>
          <table:table-cell table:formula="of:=48000/[.I6]" office:value-type="float" office:value="1164.95134659578" calcext:value-type="float">
            <text:p>1164.9513465958</text:p>
          </table:table-cell>
          <table:table-cell table:formula="of:=48000/[.J6]" office:value-type="float" office:value="2329.90269319156" calcext:value-type="float">
            <text:p>2329.9026931916</text:p>
          </table:table-cell>
          <table:table-cell table:formula="of:=48000/[.K6]" office:value-type="float" office:value="4659.80538638311" calcext:value-type="float">
            <text:p>4659.805386383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48000/[.B7]" office:value-type="float" office:value="8.59037341279429" calcext:value-type="float">
            <text:p>8.5903734128</text:p>
          </table:table-cell>
          <table:table-cell table:formula="of:=48000/[.C7]" office:value-type="float" office:value="17.1807468255886" calcext:value-type="float">
            <text:p>17.1807468256</text:p>
          </table:table-cell>
          <table:table-cell table:formula="of:=48000/[.D7]" office:value-type="float" office:value="34.3614936511771" calcext:value-type="float">
            <text:p>34.3614936512</text:p>
          </table:table-cell>
          <table:table-cell table:formula="of:=48000/[.E7]" office:value-type="float" office:value="68.7229873023543" calcext:value-type="float">
            <text:p>68.7229873024</text:p>
          </table:table-cell>
          <table:table-cell table:formula="of:=48000/[.F7]" office:value-type="float" office:value="137.445974604709" calcext:value-type="float">
            <text:p>137.4459746047</text:p>
          </table:table-cell>
          <table:table-cell table:formula="of:=48000/[.G7]" office:value-type="float" office:value="274.891949209417" calcext:value-type="float">
            <text:p>274.8919492094</text:p>
          </table:table-cell>
          <table:table-cell table:formula="of:=48000/[.H7]" office:value-type="float" office:value="549.783898418834" calcext:value-type="float">
            <text:p>549.7838984188</text:p>
          </table:table-cell>
          <table:table-cell table:formula="of:=48000/[.I7]" office:value-type="float" office:value="1099.56779683767" calcext:value-type="float">
            <text:p>1099.5677968377</text:p>
          </table:table-cell>
          <table:table-cell table:formula="of:=48000/[.J7]" office:value-type="float" office:value="2199.13559367534" calcext:value-type="float">
            <text:p>2199.1355936753</text:p>
          </table:table-cell>
          <table:table-cell table:formula="of:=48000/[.K7]" office:value-type="float" office:value="4398.27118735068" calcext:value-type="float">
            <text:p>4398.2711873507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table:formula="of:=48000/[.B8]" office:value-type="float" office:value="8.10823137513915" calcext:value-type="float">
            <text:p>8.1082313751</text:p>
          </table:table-cell>
          <table:table-cell table:formula="of:=48000/[.C8]" office:value-type="float" office:value="16.2164627502783" calcext:value-type="float">
            <text:p>16.2164627503</text:p>
          </table:table-cell>
          <table:table-cell table:formula="of:=48000/[.D8]" office:value-type="float" office:value="32.4329255005566" calcext:value-type="float">
            <text:p>32.4329255006</text:p>
          </table:table-cell>
          <table:table-cell table:formula="of:=48000/[.E8]" office:value-type="float" office:value="64.8658510011132" calcext:value-type="float">
            <text:p>64.8658510011</text:p>
          </table:table-cell>
          <table:table-cell table:formula="of:=48000/[.F8]" office:value-type="float" office:value="129.731702002226" calcext:value-type="float">
            <text:p>129.7317020022</text:p>
          </table:table-cell>
          <table:table-cell table:formula="of:=48000/[.G8]" office:value-type="float" office:value="259.463404004453" calcext:value-type="float">
            <text:p>259.4634040045</text:p>
          </table:table-cell>
          <table:table-cell table:formula="of:=48000/[.H8]" office:value-type="float" office:value="518.926808008906" calcext:value-type="float">
            <text:p>518.9268080089</text:p>
          </table:table-cell>
          <table:table-cell table:formula="of:=48000/[.I8]" office:value-type="float" office:value="1037.85361601781" calcext:value-type="float">
            <text:p>1037.8536160178</text:p>
          </table:table-cell>
          <table:table-cell table:formula="of:=48000/[.J8]" office:value-type="float" office:value="2075.70723203562" calcext:value-type="float">
            <text:p>2075.7072320356</text:p>
          </table:table-cell>
          <table:table-cell table:formula="of:=48000/[.K8]" office:value-type="float" office:value="4151.41446407124" calcext:value-type="float">
            <text:p>4151.414464071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48000/[.B9]" office:value-type="float" office:value="7.65314663907282" calcext:value-type="float">
            <text:p>7.6531466391</text:p>
          </table:table-cell>
          <table:table-cell table:formula="of:=48000/[.C9]" office:value-type="float" office:value="15.3062932781456" calcext:value-type="float">
            <text:p>15.3062932781</text:p>
          </table:table-cell>
          <table:table-cell table:formula="of:=48000/[.D9]" office:value-type="float" office:value="30.6125865562913" calcext:value-type="float">
            <text:p>30.6125865563</text:p>
          </table:table-cell>
          <table:table-cell table:formula="of:=48000/[.E9]" office:value-type="float" office:value="61.2251731125826" calcext:value-type="float">
            <text:p>61.2251731126</text:p>
          </table:table-cell>
          <table:table-cell table:formula="of:=48000/[.F9]" office:value-type="float" office:value="122.450346225165" calcext:value-type="float">
            <text:p>122.4503462252</text:p>
          </table:table-cell>
          <table:table-cell table:formula="of:=48000/[.G9]" office:value-type="float" office:value="244.90069245033" calcext:value-type="float">
            <text:p>244.9006924503</text:p>
          </table:table-cell>
          <table:table-cell table:formula="of:=48000/[.H9]" office:value-type="float" office:value="489.801384900661" calcext:value-type="float">
            <text:p>489.8013849007</text:p>
          </table:table-cell>
          <table:table-cell table:formula="of:=48000/[.I9]" office:value-type="float" office:value="979.602769801321" calcext:value-type="float">
            <text:p>979.6027698013</text:p>
          </table:table-cell>
          <table:table-cell table:formula="of:=48000/[.J9]" office:value-type="float" office:value="1959.20553960264" calcext:value-type="float">
            <text:p>1959.2055396027</text:p>
          </table:table-cell>
          <table:table-cell table:formula="of:=48000/[.K9]" office:value-type="float" office:value="3918.41107920528" calcext:value-type="float">
            <text:p>3918.4110792053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table:formula="of:=48000/[.B10]" office:value-type="float" office:value="7.2236067468487" calcext:value-type="float">
            <text:p>7.2236067468</text:p>
          </table:table-cell>
          <table:table-cell table:formula="of:=48000/[.C10]" office:value-type="float" office:value="14.4472134936974" calcext:value-type="float">
            <text:p>14.4472134937</text:p>
          </table:table-cell>
          <table:table-cell table:formula="of:=48000/[.D10]" office:value-type="float" office:value="28.8944269873948" calcext:value-type="float">
            <text:p>28.8944269874</text:p>
          </table:table-cell>
          <table:table-cell table:formula="of:=48000/[.E10]" office:value-type="float" office:value="57.7888539747896" calcext:value-type="float">
            <text:p>57.7888539748</text:p>
          </table:table-cell>
          <table:table-cell table:formula="of:=48000/[.F10]" office:value-type="float" office:value="115.577707949579" calcext:value-type="float">
            <text:p>115.5777079496</text:p>
          </table:table-cell>
          <table:table-cell table:formula="of:=48000/[.G10]" office:value-type="float" office:value="231.155415899158" calcext:value-type="float">
            <text:p>231.1554158992</text:p>
          </table:table-cell>
          <table:table-cell table:formula="of:=48000/[.H10]" office:value-type="float" office:value="462.310831798317" calcext:value-type="float">
            <text:p>462.3108317983</text:p>
          </table:table-cell>
          <table:table-cell table:formula="of:=48000/[.I10]" office:value-type="float" office:value="924.621663596634" calcext:value-type="float">
            <text:p>924.6216635966</text:p>
          </table:table-cell>
          <table:table-cell table:formula="of:=48000/[.J10]" office:value-type="float" office:value="1849.24332719327" calcext:value-type="float">
            <text:p>1849.2433271933</text:p>
          </table:table-cell>
          <table:table-cell table:formula="of:=48000/[.K10]" office:value-type="float" office:value="3698.48665438654" calcext:value-type="float">
            <text:p>3698.48665438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48000/[.B11]" office:value-type="float" office:value="6.81818181818182" calcext:value-type="float">
            <text:p>6.8181818182</text:p>
          </table:table-cell>
          <table:table-cell table:formula="of:=48000/[.C11]" office:value-type="float" office:value="13.6363636363636" calcext:value-type="float">
            <text:p>13.6363636364</text:p>
          </table:table-cell>
          <table:table-cell table:formula="of:=48000/[.D11]" office:value-type="float" office:value="27.2727272727273" calcext:value-type="float">
            <text:p>27.2727272727</text:p>
          </table:table-cell>
          <table:table-cell table:formula="of:=48000/[.E11]" office:value-type="float" office:value="54.5454545454546" calcext:value-type="float">
            <text:p>54.5454545455</text:p>
          </table:table-cell>
          <table:table-cell table:formula="of:=48000/[.F11]" office:value-type="float" office:value="109.090909090909" calcext:value-type="float">
            <text:p>109.0909090909</text:p>
          </table:table-cell>
          <table:table-cell table:formula="of:=48000/[.G11]" office:value-type="float" office:value="218.181818181818" calcext:value-type="float">
            <text:p>218.1818181818</text:p>
          </table:table-cell>
          <table:table-cell table:formula="of:=48000/[.H11]" office:value-type="float" office:value="436.363636363636" calcext:value-type="float">
            <text:p>436.3636363636</text:p>
          </table:table-cell>
          <table:table-cell table:formula="of:=48000/[.I11]" office:value-type="float" office:value="872.727272727273" calcext:value-type="float">
            <text:p>872.7272727273</text:p>
          </table:table-cell>
          <table:table-cell table:formula="of:=48000/[.J11]" office:value-type="float" office:value="1745.45454545455" calcext:value-type="float">
            <text:p>1745.4545454546</text:p>
          </table:table-cell>
          <table:table-cell table:formula="of:=48000/[.K11]" office:value-type="float" office:value="3490.90909090909" calcext:value-type="float">
            <text:p>3490.9090909091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table:formula="of:=48000/[.B12]" office:value-type="float" office:value="6.43550683638528" calcext:value-type="float">
            <text:p>6.4355068364</text:p>
          </table:table-cell>
          <table:table-cell table:formula="of:=48000/[.C12]" office:value-type="float" office:value="12.8710136727706" calcext:value-type="float">
            <text:p>12.8710136728</text:p>
          </table:table-cell>
          <table:table-cell table:formula="of:=48000/[.D12]" office:value-type="float" office:value="25.7420273455411" calcext:value-type="float">
            <text:p>25.7420273455</text:p>
          </table:table-cell>
          <table:table-cell table:formula="of:=48000/[.E12]" office:value-type="float" office:value="51.4840546910823" calcext:value-type="float">
            <text:p>51.4840546911</text:p>
          </table:table-cell>
          <table:table-cell table:formula="of:=48000/[.F12]" office:value-type="float" office:value="102.968109382165" calcext:value-type="float">
            <text:p>102.9681093822</text:p>
          </table:table-cell>
          <table:table-cell table:formula="of:=48000/[.G12]" office:value-type="float" office:value="205.936218764329" calcext:value-type="float">
            <text:p>205.9362187643</text:p>
          </table:table-cell>
          <table:table-cell table:formula="of:=48000/[.H12]" office:value-type="float" office:value="411.872437528658" calcext:value-type="float">
            <text:p>411.8724375287</text:p>
          </table:table-cell>
          <table:table-cell table:formula="of:=48000/[.I12]" office:value-type="float" office:value="823.744875057316" calcext:value-type="float">
            <text:p>823.7448750573</text:p>
          </table:table-cell>
          <table:table-cell table:formula="of:=48000/[.J12]" office:value-type="float" office:value="1647.48975011463" calcext:value-type="float">
            <text:p>1647.4897501146</text:p>
          </table:table-cell>
          <table:table-cell table:formula="of:=48000/[.K12]" office:value-type="float" office:value="3294.97950022926" calcext:value-type="float">
            <text:p>3294.97950022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48000/[.B13]" office:value-type="float" office:value="6.07431160965461" calcext:value-type="float">
            <text:p>6.0743116097</text:p>
          </table:table-cell>
          <table:table-cell table:formula="of:=48000/[.C13]" office:value-type="float" office:value="12.1486232193092" calcext:value-type="float">
            <text:p>12.1486232193</text:p>
          </table:table-cell>
          <table:table-cell table:formula="of:=48000/[.D13]" office:value-type="float" office:value="24.2972464386184" calcext:value-type="float">
            <text:p>24.2972464386</text:p>
          </table:table-cell>
          <table:table-cell table:formula="of:=48000/[.E13]" office:value-type="float" office:value="48.5944928772369" calcext:value-type="float">
            <text:p>48.5944928772</text:p>
          </table:table-cell>
          <table:table-cell table:formula="of:=48000/[.F13]" office:value-type="float" office:value="97.1889857544738" calcext:value-type="float">
            <text:p>97.1889857545</text:p>
          </table:table-cell>
          <table:table-cell table:formula="of:=48000/[.G13]" office:value-type="float" office:value="194.377971508948" calcext:value-type="float">
            <text:p>194.3779715089</text:p>
          </table:table-cell>
          <table:table-cell table:formula="of:=48000/[.H13]" office:value-type="float" office:value="388.755943017895" calcext:value-type="float">
            <text:p>388.7559430179</text:p>
          </table:table-cell>
          <table:table-cell table:formula="of:=48000/[.I13]" office:value-type="float" office:value="777.51188603579" calcext:value-type="float">
            <text:p>777.5118860358</text:p>
          </table:table-cell>
          <table:table-cell table:formula="of:=48000/[.J13]" office:value-type="float" office:value="1555.02377207158" calcext:value-type="float">
            <text:p>1555.0237720716</text:p>
          </table:table-cell>
          <table:table-cell table:formula="of:=48000/[.K13]" office:value-type="float" office:value="3110.04754414316" calcext:value-type="float">
            <text:p>3110.0475441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9:59:43.52111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20:23:41.307690132</dc:date>
    <meta:editing-duration>PT12M49S</meta:editing-duration>
    <meta:editing-cycles>2</meta:editing-cycles>
    <meta:generator>LibreOffice/4.3.3.2$Linux_X86_64 LibreOffice_project/430m0$Build-2</meta:generator>
    <meta:document-statistic meta:table-count="1" meta:cell-count="275" meta:object-count="0"/>
  </office:meta>
</office:document-meta>
</file>